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b84" officeooo:paragraph-rsid="00143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LIST</text:p>
      <text:p text:style-name="P1"/>
      <text:p text:style-name="P1">- Tracer le theme du clip.</text:p>
      <text:p text:style-name="P1">- Transition et fps</text:p>
      <text:p text:style-name="P1">- Ajouter et text et audi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3:07:46.360932794</meta:creation-date>
    <dc:date>2024-01-05T13:12:50.846490204</dc:date>
    <meta:editing-duration>PT5M6S</meta:editing-duration>
    <meta:editing-cycles>1</meta:editing-cycles>
    <meta:document-statistic meta:table-count="0" meta:image-count="0" meta:object-count="0" meta:page-count="1" meta:paragraph-count="4" meta:word-count="19" meta:character-count="81" meta:non-whitespace-character-count="66"/>
    <meta:generator>LibreOffice/7.3.7.2$Linux_X86_64 LibreOffice_project/30$Build-2</meta:generator>
  </office:meta>
</office:document-meta>
</file>